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Standard">00 <text:line-break/>02 <text:line-break/>04 <text:line-break/>06 <text:line-break/>08 <text:line-break/>0A <text:line-break/>0C <text:line-break/>0E <text:line-break/>10 <text:line-break/>12 <text:line-break/>14 <text:line-break/>16 <text:line-break/>18 <text:line-break/>1A <text:line-break/>1C <text:line-break/>1E <text:line-break/>20 <text:line-break/>22 <text:line-break/>24 <text:line-break/>26 <text:line-break/>28 <text:line-break/>2A <text:line-break/>2C <text:line-break/>2E <text:line-break/>30 <text:line-break/>32 <text:line-break/>34 <text:line-break/>36 <text:line-break/>38 <text:line-break/>3A <text:line-break/>3C <text:line-break/>3E <text:line-break/>40 <text:line-break/>42 <text:line-break/>44 <text:line-break/>46 <text:line-break/>48 <text:line-break/>4A <text:line-break/>4C <text:line-break/>4E <text:line-break/>50 <text:line-break/>52 <text:line-break/>54 <text:line-break/>56 <text:line-break/>58 <text:line-break/>5A <text:line-break/>5C <text:line-break/>5E <text:line-break/>60 <text:line-break/>62 <text:line-break/>64 <text:line-break/>66 <text:line-break/>68 <text:line-break/>6A <text:line-break/>6C <text:line-break/>6E <text:line-break/>70 <text:line-break/>72 <text:line-break/>74 <text:line-break/>76 <text:line-break/>78 <text:line-break/>7A <text:line-break/>7C <text:line-break/>7E <text:line-break/>80 <text:line-break/>81 <text:line-break/>83 <text:line-break/>85 <text:line-break/>87 <text:line-break/>89 <text:line-break/>8B <text:line-break/>8D <text:line-break/>8F <text:line-break/>91 <text:line-break/>93 <text:line-break/>95 <text:line-break/>97 <text:line-break/>99 <text:line-break/>9B <text:line-break/>9D <text:line-break/>9F <text:line-break/>A1 <text:line-break/>A3 <text:line-break/>A5 <text:line-break/>A7 <text:line-break/>A9 <text:line-break/>AB <text:line-break/>AD <text:line-break/>AF <text:line-break/>B1 <text:line-break/>B3 <text:line-break/>B5 <text:line-break/>B7 <text:line-break/>B9 <text:line-break/>BB <text:line-break/>BD <text:line-break/>BF <text:line-break/>C1 <text:line-break/>C3 <text:line-break/>C5 <text:line-break/>C7 <text:line-break/>C9 <text:line-break/>CB <text:line-break/>CD <text:line-break/>CF <text:line-break/>D1 <text:line-break/>D3 <text:line-break/>D5 <text:line-break/>D7 <text:line-break/>D9 <text:line-break/>DB <text:line-break/>DD <text:line-break/>DF <text:line-break/>E1 <text:line-break/>E3 <text:line-break/>E5 <text:line-break/>E7 <text:line-break/>E9 <text:line-break/>EB <text:line-break/>ED <text:line-break/>EF <text:line-break/>F1 <text:line-break/>F3 <text:line-break/>F5 <text:line-break/>F7 <text:line-break/>F9 <text:line-break/>FB <text:line-break/>FD <text:line-break/>FF <text:line-break/>FD <text:line-break/>FB <text:line-break/>F9 <text:line-break/>F7 <text:line-break/>F5 <text:line-break/>F3 <text:line-break/>F1 <text:line-break/>EF <text:line-break/>ED <text:line-break/>EB <text:line-break/>E9 <text:line-break/>E7 <text:line-break/>E5 <text:line-break/>E3 <text:line-break/>E1 <text:line-break/>DF <text:line-break/>DD <text:line-break/>DB <text:line-break/>D9 <text:line-break/>D7 <text:line-break/>D5 <text:line-break/>D3 <text:line-break/>D1 <text:line-break/>CF <text:line-break/>CD <text:line-break/>CB <text:line-break/>C9 <text:line-break/>C7 <text:line-break/>C5 <text:line-break/>C3 <text:line-break/>C1 <text:line-break/>BF <text:line-break/>BD <text:line-break/>BB <text:line-break/>B9 <text:line-break/>B7 <text:line-break/>B5 <text:line-break/>B3 <text:line-break/>B1 <text:line-break/>AF <text:line-break/>AD <text:line-break/>AB <text:line-break/>A9 <text:line-break/>A7 <text:line-break/>A5 <text:line-break/>A3 <text:line-break/>A1 <text:line-break/>9F <text:line-break/>9D <text:line-break/>9B <text:line-break/>99 <text:line-break/>97 <text:line-break/>95 <text:line-break/>93 <text:line-break/>91 <text:line-break/>8F <text:line-break/>8D <text:line-break/>8B <text:line-break/>89 <text:line-break/>87 <text:line-break/>85 <text:line-break/>83 <text:line-break/>81 <text:line-break/>80 <text:line-break/>7E <text:line-break/>7C <text:line-break/>7A <text:line-break/>78 <text:line-break/>76 <text:line-break/>74 <text:line-break/>72 <text:line-break/>70 <text:line-break/>6E <text:line-break/>6C <text:line-break/>6A <text:line-break/>68 <text:line-break/>66 <text:line-break/>64 <text:line-break/>62 <text:line-break/>60 <text:line-break/>5E <text:line-break/>5C <text:line-break/>5A <text:line-break/>58 <text:line-break/>56 <text:line-break/>54 <text:line-break/>52 <text:line-break/>50 <text:line-break/>4E <text:line-break/>4C <text:line-break/>4A <text:line-break/>48 <text:line-break/>46 <text:line-break/>44 <text:line-break/>42 <text:line-break/>40 <text:line-break/>3E <text:line-break/>3C <text:line-break/>3A <text:line-break/>38 <text:line-break/>36 <text:line-break/>34 <text:line-break/>32 <text:line-break/>30 <text:line-break/>2E <text:line-break/>2C <text:line-break/>2A <text:line-break/>28 <text:line-break/>26 <text:line-break/>24 <text:line-break/>22 <text:line-break/>20 <text:line-break/>1E <text:line-break/>1C <text:line-break/>1A <text:line-break/>18 <text:line-break/>16 <text:line-break/>14 <text:line-break/>12 <text:line-break/>10 <text:line-break/>0E <text:line-break/>0C <text:line-break/>0A <text:line-break/>08 <text:line-break/>06 <text:line-break/>04 <text:line-break/>02 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o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9:20.62</meta:creation-date>
    <dc:date>2015-04-28T19:17:47.40</dc:date>
    <dc:creator>Pedro Barquin Ayuso</dc:creator>
    <meta:editing-duration>PT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257" meta:character-count="1027"/>
  </office:meta>
</office:document-meta>
</file>